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6.0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0 Mod Name</text:p>
          </table:table-cell>
          <table:table-cell table:style-name="ce1" office:value-type="string" calcext:value-type="string">
            <text:p>1 Author</text:p>
          </table:table-cell>
          <table:table-cell table:style-name="ce1" office:value-type="string" calcext:value-type="string">
            <text:p>2 Short Name</text:p>
          </table:table-cell>
          <table:table-cell table:style-name="ce1" office:value-type="string" calcext:value-type="string">
            <text:p>3 tp2</text:p>
          </table:table-cell>
          <table:table-cell table:style-name="ce1" office:value-type="string" calcext:value-type="string">
            <text:p>4 IWD File</text:p>
          </table:table-cell>
          <table:table-cell table:style-name="ce1" office:value-type="string" calcext:value-type="string">
            <text:p>5 IWD comp#</text:p>
          </table:table-cell>
          <table:table-cell table:style-name="ce1" office:value-type="string" calcext:value-type="string">
            <text:p>6 <text:s/>HoW File</text:p>
          </table:table-cell>
          <table:table-cell table:style-name="ce1" office:value-type="string" calcext:value-type="string">
            <text:p>7 HoW comp#</text:p>
          </table:table-cell>
          <table:table-cell table:style-name="ce1" office:value-type="string" calcext:value-type="string">
            <text:p>8 rc iwd</text:p>
          </table:table-cell>
          <table:table-cell table:style-name="ce1" office:value-type="string" calcext:value-type="string">
            <text:p>9 RC HoW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Athanasios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athanasios</text:p>
          </table:table-cell>
          <table:table-cell office:value-type="string" calcext:value-type="string">
            <text:p>athanasiosnpc/athanasios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edriel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caedriel</text:p>
          </table:table-cell>
          <table:table-cell office:value-type="string" calcext:value-type="string">
            <text:p>caedrielnpc/caedriel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ssia</text:p>
          </table:table-cell>
          <table:table-cell office:value-type="string" calcext:value-type="string">
            <text:p>Arvendor</text:p>
          </table:table-cell>
          <table:table-cell office:value-type="string" calcext:value-type="string">
            <text:p>cassia</text:p>
          </table:table-cell>
          <table:table-cell office:value-type="string" calcext:value-type="string">
            <text:p>cassianpc/cassi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ndjeli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endjelion</text:p>
          </table:table-cell>
          <table:table-cell office:value-type="string" calcext:value-type="string">
            <text:p>dendjelion/dendjelio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ENDJ</text:p>
          </table:table-cell>
          <table:table-cell/>
          <table:table-cell office:value-type="string" calcext:value-type="string">
            <text:p>Missing Tal’zka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sk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usky</text:p>
          </table:table-cell>
          <table:table-cell office:value-type="string" calcext:value-type="string">
            <text:p>dusky/dusk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usk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mmet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ommet</text:p>
          </table:table-cell>
          <table:table-cell office:value-type="string" calcext:value-type="string">
            <text:p>hommet/hommet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a/i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ina.bc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WD NPC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iwdnpc</text:p>
          </table:table-cell>
          <table:table-cell office:value-type="string" calcext:value-type="string">
            <text:p>iwdnpc/iwd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#HOLVI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ihi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karihi</text:p>
          </table:table-cell>
          <table:table-cell office:value-type="string" calcext:value-type="string">
            <text:p>karihinpc/karihi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KARIH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’an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lanna/lan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erv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minervanpc/minerv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mmins.bc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rik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nirik</text:p>
          </table:table-cell>
          <table:table-cell office:value-type="string" calcext:value-type="string">
            <text:p>niriknpc/nirik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ak-Maw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ak-maw</text:p>
          </table:table-cell>
          <table:table-cell office:value-type="string" calcext:value-type="string">
            <text:p>oakmaw/oakmaw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rra</text:p>
          </table:table-cell>
          <table:table-cell office:value-type="string" calcext:value-type="string">
            <text:p>orra/orr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l'zkah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talzkah</text:p>
          </table:table-cell>
          <table:table-cell office:value-type="string" calcext:value-type="string">
            <text:p>talzkahnpc/talzkah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ipp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tipps/tipps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'vi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viy</text:p>
          </table:table-cell>
          <table:table-cell office:value-type="string" calcext:value-type="string">
            <text:p>tviy/tvi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rchi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urchin</text:p>
          </table:table-cell>
          <table:table-cell office:value-type="string" calcext:value-type="string">
            <text:p>urchin/urchi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ikâsz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ikasz</text:p>
          </table:table-cell>
          <table:table-cell/>
          <table:table-cell office:value-type="string" calcext:value-type="string">
            <text:p>l#xikb.dlg</text:p>
          </table:table-cell>
          <table:table-cell table:number-columns-repeated="5"/>
          <table:table-cell office:value-type="string" calcext:value-type="string">
            <text:p>Can be component 0 or 1, so use file</text:p>
          </table:table-cell>
          <table:table-cell table:number-columns-repeated="1012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IWD File~, ~5 IWD comp#~, ~6  HoW File~, ~7 HoW comp#~, ~8 rc iwd~, ~9 RC HoW~ =&gt; ~-1~ // Comments" calcext:value-type="string">
            <text:p>// <text:s/>~0 Mod Name~, ~1 Author~, ~2 Short Name~, ~3 tp2~, ~4 IWD File~, ~5 IWD comp#~, ~6 <text:s/>HoW File~, ~7 HoW comp#~, ~8 rc iwd~, ~9 RC HoW~ =&gt; ~-1~ // Comments</text:p>
          </table:table-cell>
        </table:table-row>
        <table:table-row table:style-name="ro1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thanasios~, ~The Artisan~, ~athanasios~, ~athanasiosnpc/athanasiosnpc.tp2~, ~~, ~0~, ~~, ~~, ~~, ~~ =&gt; ~-1~ // Missing all banters?" calcext:value-type="string">
            <text:p><text:s text:c="2"/>~Athanasios~, ~The Artisan~, ~athanasios~, ~athanasiosnpc/athanasiosnpc.tp2~, ~~, ~0~, ~~, ~~, ~~, ~~ =&gt; ~-1~ // Missing all banters?</text:p>
          </table:table-cell>
        </table:table-row>
        <table:table-row table:style-name="ro1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Caedriel~, ~The Artisan~, ~caedriel~, ~caedrielnpc/caedrielnpc.tp2~, ~~, ~0~, ~~, ~~, ~~, ~~ =&gt; ~-1~ // Missing all banters?" calcext:value-type="string">
            <text:p><text:s text:c="2"/>~Caedriel~, ~The Artisan~, ~caedriel~, ~caedrielnpc/caedrielnpc.tp2~, ~~, ~0~, ~~, ~~, ~~, ~~ =&gt; ~-1~ // Missing all banters?</text:p>
          </table:table-cell>
        </table:table-row>
        <table:table-row table:style-name="ro1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Cassia~, ~Arvendor~, ~cassia~, ~cassianpc/cassianpc.tp2~, ~~, ~0~, ~~, ~~, ~~, ~~ =&gt; ~-1~ // " calcext:value-type="string">
            <text:p><text:s text:c="2"/>~Cassia~, ~Arvendor~, ~cassia~, ~cassianpc/cassianpc.tp2~, ~~, ~0~, ~~, ~~, ~~, ~~ =&gt; ~-1~ // </text:p>
          </table:table-cell>
        </table:table-row>
        <table:table-row table:style-name="ro1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Dendjelion~, ~Lava~, ~dendjelion~, ~dendjelion/dendjelion.tp2~, ~~, ~0~, ~~, ~~, ~L#DENDJ~, ~~ =&gt; ~-1~ // Missing Tal’zkah" calcext:value-type="string">
            <text:p><text:s text:c="2"/>~Dendjelion~, ~Lava~, ~dendjelion~, ~dendjelion/dendjelion.tp2~, ~~, ~0~, ~~, ~~, ~L#DENDJ~, ~~ =&gt; ~-1~ // Missing Tal’zkah</text:p>
          </table:table-cell>
        </table:table-row>
        <table:table-row table:style-name="ro1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Dusky~, ~Lava~, ~dusky~, ~dusky/dusky.tp2~, ~~, ~0~, ~~, ~~, ~l#dusky~, ~~ =&gt; ~-1~ // " calcext:value-type="string">
            <text:p><text:s text:c="2"/>~Dusky~, ~Lava~, ~dusky~, ~dusky/dusky.tp2~, ~~, ~0~, ~~, ~~, ~l#dusky~, ~~ =&gt; ~-1~ // </text:p>
          </table:table-cell>
        </table:table-row>
        <table:table-row table:style-name="ro1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Hommet~, ~Lava~, ~hommet~, ~hommet/hommet.tp2~, ~~, ~0~, ~~, ~~, ~~, ~~ =&gt; ~-1~ // " calcext:value-type="string">
            <text:p><text:s text:c="2"/>~Hommet~, ~Lava~, ~hommet~, ~hommet/hommet.tp2~, ~~, ~0~, ~~, ~~, ~~, ~~ =&gt; ~-1~ // </text:p>
          </table:table-cell>
        </table:table-row>
        <table:table-row table:style-name="ro1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Ina~, ~Lava~, ~ina~, ~ina/ina.tp2~, ~~, ~0~, ~~, ~~, ~l#ina.bcs~, ~~ =&gt; ~-1~ // " calcext:value-type="string">
            <text:p><text:s text:c="2"/>~Ina~, ~Lava~, ~ina~, ~ina/ina.tp2~, ~~, ~0~, ~~, ~~, ~l#ina.bcs~, ~~ =&gt; ~-1~ // </text:p>
          </table:table-cell>
        </table:table-row>
        <table:table-row table:style-name="ro1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IWD NPCs~, ~Kulyok~, ~iwdnpc~, ~iwdnpc/iwdnpc.tp2~, ~~, ~0~, ~~, ~~, ~O#HOLVIR~, ~~ =&gt; ~-1~ // " calcext:value-type="string">
            <text:p><text:s text:c="2"/>~IWD NPCs~, ~Kulyok~, ~iwdnpc~, ~iwdnpc/iwdnpc.tp2~, ~~, ~0~, ~~, ~~, ~O#HOLVIR~, ~~ =&gt; ~-1~ // </text:p>
          </table:table-cell>
        </table:table-row>
        <table:table-row table:style-name="ro1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Karihi~, ~The Artisan~, ~karihi~, ~karihinpc/karihinpc.tp2~, ~~, ~0~, ~~, ~~, ~C0KARIHS~, ~~ =&gt; ~-1~ // " calcext:value-type="string">
            <text:p><text:s text:c="2"/>~Karihi~, ~The Artisan~, ~karihi~, ~karihinpc/karihinpc.tp2~, ~~, ~0~, ~~, ~~, ~C0KARIHS~, ~~ =&gt; ~-1~ // </text:p>
          </table:table-cell>
        </table:table-row>
        <table:table-row table:style-name="ro1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L’anna~, ~Lava~, ~lanna~, ~lanna/lanna.tp2~, ~~, ~0~, ~~, ~~, ~~, ~~ =&gt; ~-1~ // " calcext:value-type="string">
            <text:p><text:s text:c="2"/>~L’anna~, ~Lava~, ~lanna~, ~lanna/lanna.tp2~, ~~, ~0~, ~~, ~~, ~~, ~~ =&gt; ~-1~ // </text:p>
          </table:table-cell>
        </table:table-row>
        <table:table-row table:style-name="ro1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Minerva~, ~The Artisan~, ~minerva~, ~minervanpc/minervanpc.tp2~, ~~, ~0~, ~~, ~~, ~c0mmins.bcs~, ~~ =&gt; ~-1~ // " calcext:value-type="string">
            <text:p><text:s text:c="2"/>~Minerva~, ~The Artisan~, ~minerva~, ~minervanpc/minervanpc.tp2~, ~~, ~0~, ~~, ~~, ~c0mmins.bcs~, ~~ =&gt; ~-1~ // </text:p>
          </table:table-cell>
        </table:table-row>
        <table:table-row table:style-name="ro1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Nirik~, ~The Artisan~, ~nirik~, ~niriknpc/niriknpc.tp2~, ~~, ~0~, ~~, ~~, ~~, ~~ =&gt; ~-1~ // " calcext:value-type="string">
            <text:p><text:s text:c="2"/>~Nirik~, ~The Artisan~, ~nirik~, ~niriknpc/niriknpc.tp2~, ~~, ~0~, ~~, ~~, ~~, ~~ =&gt; ~-1~ // </text:p>
          </table:table-cell>
        </table:table-row>
        <table:table-row table:style-name="ro1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Oak-Maw~, ~Lava~, ~oak-maw~, ~oakmaw/oakmaw.tp2~, ~~, ~0~, ~~, ~~, ~~, ~~ =&gt; ~-1~ // " calcext:value-type="string">
            <text:p><text:s text:c="2"/>~Oak-Maw~, ~Lava~, ~oak-maw~, ~oakmaw/oakmaw.tp2~, ~~, ~0~, ~~, ~~, ~~, ~~ =&gt; ~-1~ // </text:p>
          </table:table-cell>
        </table:table-row>
        <table:table-row table:style-name="ro1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Orra~, ~Lava~, ~orra~, ~orra/orra.tp2~, ~~, ~0~, ~~, ~~, ~~, ~~ =&gt; ~-1~ // " calcext:value-type="string">
            <text:p><text:s text:c="2"/>~Orra~, ~Lava~, ~orra~, ~orra/orra.tp2~, ~~, ~0~, ~~, ~~, ~~, ~~ =&gt; ~-1~ // </text:p>
          </table:table-cell>
        </table:table-row>
        <table:table-row table:style-name="ro1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Tal'zkah~, ~The Artisan~, ~talzkah~, ~talzkahnpc/talzkahnpc.tp2~, ~~, ~0~, ~~, ~~, ~~, ~~ =&gt; ~-1~ // " calcext:value-type="string">
            <text:p><text:s text:c="2"/>~Tal'zkah~, ~The Artisan~, ~talzkah~, ~talzkahnpc/talzkahnpc.tp2~, ~~, ~0~, ~~, ~~, ~~, ~~ =&gt; ~-1~ // </text:p>
          </table:table-cell>
        </table:table-row>
        <table:table-row table:style-name="ro1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Tipps~, ~Lava~, ~tipps~, ~tipps/tipps.tp2~, ~~, ~0~, ~~, ~~, ~~, ~~ =&gt; ~-1~ // " calcext:value-type="string">
            <text:p><text:s text:c="2"/>~Tipps~, ~Lava~, ~tipps~, ~tipps/tipps.tp2~, ~~, ~0~, ~~, ~~, ~~, ~~ =&gt; ~-1~ // </text:p>
          </table:table-cell>
        </table:table-row>
        <table:table-row table:style-name="ro1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T'viy~, ~Lava~, ~tviy~, ~tviy/tviy.tp2~, ~~, ~0~, ~~, ~~, ~~, ~~ =&gt; ~-1~ // " calcext:value-type="string">
            <text:p><text:s text:c="2"/>~T'viy~, ~Lava~, ~tviy~, ~tviy/tviy.tp2~, ~~, ~0~, ~~, ~~, ~~, ~~ =&gt; ~-1~ // </text:p>
          </table:table-cell>
        </table:table-row>
        <table:table-row table:style-name="ro1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Urchin~, ~Lava~, ~urchin~, ~urchin/urchin.tp2~, ~~, ~0~, ~~, ~~, ~~, ~~ =&gt; ~-1~ // " calcext:value-type="string">
            <text:p><text:s text:c="2"/>~Urchin~, ~Lava~, ~urchin~, ~urchin/urchin.tp2~, ~~, ~0~, ~~, ~~, ~~, ~~ =&gt; ~-1~ // </text:p>
          </table:table-cell>
        </table:table-row>
        <table:table-row table:style-name="ro1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Xikâsz~, ~Lava~, ~xikasz~, ~~, ~l#xikb.dlg~, ~~, ~~, ~~, ~~, ~~ =&gt; ~-1~ // Can be component 0 or 1, so use file" calcext:value-type="string">
            <text:p><text:s text:c="2"/>~Xikâsz~, ~Lava~, ~xikasz~, ~~, ~l#xikb.dlg~, ~~, ~~, ~~, ~~, ~~ =&gt; ~-1~ // Can be component 0 or 1, so use file</text:p>
          </table:table-cell>
        </table:table-row>
        <table:table-row table:style-name="ro1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5:58:56.6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3-12-31T17:12:10.913000000</dc:date>
    <meta:editing-duration>P1DT5H42M36S</meta:editing-duration>
    <meta:editing-cycles>27</meta:editing-cycles>
    <meta:generator>LibreOffice/7.2.1.2$Windows_X86_64 LibreOffice_project/87b77fad49947c1441b67c559c339af8f3517e22</meta:generator>
    <meta:document-statistic meta:table-count="2" meta:cell-count="203" meta:object-count="0"/>
  </office:meta>
</office:document-meta>
</file>